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Arial, sans-serif"/>
    <style:font-face style:name="OpenSymbol" svg:font-family="OpenSymbol"/>
    <style:font-face style:name="Rubik" svg:font-family="Rubik,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ffff" fo:font-size="16pt" style:font-size-asian="16pt" style:font-size-complex="16pt"/>
    </style:style>
    <style:style style:name="P2" style:family="paragraph" style:parent-style-name="Standard">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P3" style:family="paragraph" style:parent-style-name="Standard">
      <style:text-properties fo:font-size="16pt" style:font-size-asian="16pt" style:font-size-complex="16pt"/>
    </style:style>
    <style:style style:name="P4" style:family="paragraph" style:parent-style-name="Standard">
      <style:paragraph-properties fo:break-before="page"/>
    </style:style>
    <style:style style:name="P5" style:family="paragraph" style:parent-style-name="Text_20_body">
      <style:paragraph-properties fo:margin-top="0in" fo:margin-bottom="0in"/>
    </style:style>
    <style:style style:name="P6" style:family="paragraph" style:parent-style-name="Text_20_body">
      <style:paragraph-properties fo:margin-top="0in" fo:margin-bottom="0in" style:line-height-at-least="0.25in" fo:padding="0in" fo:border="none"/>
      <style:text-properties fo:font-size="12pt" fo:language="en" fo:country="none"/>
    </style:style>
    <style:style style:name="P7" style:family="paragraph" style:parent-style-name="Standard">
      <style:text-properties fo:color="#ffffff" fo:font-size="16pt" style:font-size-asian="16pt" style:font-size-complex="16pt"/>
    </style:style>
    <style:style style:name="P8" style:family="paragraph" style:parent-style-name="Standard" style:list-style-name="L1">
      <style:text-properties fo:color="#ffffff" fo:font-size="16pt" style:font-size-asian="16pt" style:font-size-complex="16pt"/>
    </style:style>
    <style:style style:name="P9" style:family="paragraph" style:parent-style-name="Standard" style:list-style-name="L2">
      <style:text-properties fo:color="#ffffff" fo:font-size="16pt" style:font-size-asian="16pt" style:font-size-complex="16pt"/>
    </style:style>
    <style:style style:name="P10" style:family="paragraph" style:parent-style-name="Standard" style:list-style-name="L3">
      <style:text-properties fo:color="#ffffff" fo:font-size="16pt" style:font-size-asian="16pt" style:font-size-complex="16pt"/>
    </style:style>
    <style:style style:name="P11" style:family="paragraph" style:parent-style-name="Standard">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P12" style:family="paragraph" style:parent-style-name="Standard" style:list-style-name="L4">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P13" style:family="paragraph" style:parent-style-name="Standard">
      <style:paragraph-properties fo:break-before="page"/>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T1" style:family="text">
      <style:text-properties fo:font-variant="normal" fo:text-transform="none" style:text-line-through-style="none" style:font-name="Rubik" fo:letter-spacing="normal" fo:font-style="normal" style:text-underline-style="none" fo:font-weight="normal" style:text-blinking="false" fo:background-color="transparent"/>
    </style:style>
    <style:style style:name="T2" style:family="text">
      <style:text-properties fo:font-variant="normal" fo:text-transform="none" fo:color="#111111" style:font-name="Helvetica" fo:letter-spacing="normal" fo:font-style="normal" fo:font-weight="normal"/>
    </style:style>
    <style:style style:name="T3" style:family="text">
      <style:text-properties fo:color="#ffffff"/>
    </style:style>
    <style:style style:name="T4" style:family="text">
      <style:text-properties fo:color="#ffffff" fo:font-size="16pt" style:font-size-asian="16pt" style:font-size-complex="16pt"/>
    </style:style>
    <style:style style:name="T5" style:family="text">
      <style:text-properties fo:font-weight="bold"/>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0in" svg:width="6.7811in" draw:z-index="1">
        <draw:text-box fo:min-height="0.4374in">
          <text:p text:style-name="Text_20_body"/>
        </draw:text-box>
      </draw:frame>
      <text:p text:style-name="P3"><text:span text:style-name="T3">Arthur- scrawney anemic egineer on the agricultural slug. Transhumanist- discovers that there is a message on the equipment that gives them keys to freedom. Wants only to commune with the AI- I don't like humans. Charles Bukawski mahybe but in scientist form. <text:s/>Uncovers it but does not find his counter part. Distroys the agricultural slug as a means of his escape. Becomes super human. Starts the “not revolution” seeking the scientists seeking the benevelant AI. Compleetly morally nuteral. Denies human morality- only seeks to find utility and perfect systems. Helps the “Non revoltion but is ultimately distroyed as too powerful and dangerous? <text:s/>Does not accept the stance of the thing- would rather go on in his imprefection? <text:line-break/><text:line-break/></text:span>Name ARTHUR </text:p>
      <text:p text:style-name="P3">Age 17</text:p>
      <text:p text:style-name="P3">Place of birth Delatos System Ag Slug 205</text:p>
      <text:p text:style-name="P3"><text:s/>Current location Delatos System Ag Slug 205</text:p>
      <text:p text:style-name="P3">Nationality Gene stock sub european docile strain Intelegence and mechanical apptitude</text:p>
      <text:p text:style-name="P3">Education _Subsystems tech and FORBIDDEN SCIENCE KNOWLEDGE FROM THE PUZZLE</text:p>
      <text:p text:style-name="P3">Occupation Subsystems Tech</text:p>
      <text:p text:style-name="P3"><text:s/>Income – Paid in system credits <text:span text:style-name="T3"><text:line-break/><text:line-break/>How does he talk- <text:line-break/>Doesn't make eyecontact. Speaks with a speech impediment. </text:span><text:span text:style-name="T2">Sometimes the muscles themselves are weak, and so the sounds are distorted or slurred.</text:span><text:span text:style-name="T3"> Aprraxia <text:line-break/><text:line-break/>What does he look like? Anemic, underfed, beta acne BUKAWSKI <text:line-break/><text:line-break/>How tall is he? 5'4” </text:span></text:p>
      <text:p text:style-name="P1"/>
      <text:p text:style-name="P1">Eye color- pale black? Affect of the chemicals and such. Speckeled with green. <text:line-break/><text:line-break/>Blonde hair coming out in clumps and weirdly mangey like hugh jackman in les miserables<text:line-break/><text:soft-page-break/><text:line-break/>Build- scrawney but wiry- at first- becomes super soldier and transhuman pretty fast. </text:p>
      <text:p text:style-name="P1"/>
      <text:p text:style-name="P1">Prefered outfit- wears the handmedowns and scraps of tech's before him. Wears a greasy overcoat in the undertrenches. When he comes into his own he grows a carapace that can handle anything. <text:line-break/><text:line-break/>Does he wear glasses. - nope </text:p>
      <text:p text:style-name="P1"/>
      <text:p text:style-name="P1">Accessories- has his tech pad, tools, tons of wires spare parts, gas mask, </text:p>
      <text:p text:style-name="P1"/>
      <text:p text:style-name="P1">grooming- dishelveled. Greasy. Working man hands with filthy broken fingernails </text:p>
      <text:p text:style-name="P1"/>
      <text:p text:style-name="P1">Distingusihing ticks and mannerisms- A logical spock if <text:s/>spock had no eithics. </text:p>
      <text:p text:style-name="P1"/>
      <text:p text:style-name="P1">Health- he's malnourished, acid burned, skin conditions, and a mangey. Emotionally stunted. <text:line-break/><text:line-break/>Handwriting- he has never written a thing in his life- types only. TECH FOR LIFE<text:line-break/><text:line-break/>Gait- slouchy and hunched ducking under the pipes and looking double around corners. Like a </text:p>
      <text:p text:style-name="P1"/>
      <text:p text:style-name="P1">Style of speech - <text:line-break/>Growly and full of technical gargeon. Command line promps and weird inputs. Like he is trying to talk to a computer but doens't understand why you won't talk to him like that. <text:line-break/><text:line-break/>Tempo of speech- sparse- clipped. </text:p>
      <text:p text:style-name="P1"/>
      <text:p text:style-name="P1">Accent- farm shit they all talk. <text:line-break/><text:line-break/><text:soft-page-break/>Pitch- gravelly smokey almost- been in the trenches. <text:line-break/><text:line-break/>Posture slouching</text:p>
      <text:p text:style-name="P1"/>
      <text:p text:style-name="P1">Gesturing- draws stuff. Always trying to type commands or fiddle with fixing something. Picking at the skin stuff and hair in the presence of others. No social graces </text:p>
      <text:p text:style-name="P1"/>
      <text:p text:style-name="P1">level of eye contact- nope none</text:p>
      <text:p text:style-name="P1"/>
      <text:p text:style-name="P1">speech impediment- the left side of his jaw has underdeveloped so he is slurred and difficult to understand. </text:p>
      <text:p text:style-name="P1"/>
      <text:p text:style-name="P1">Speech tics- talks in tech jargon and command line stuff</text:p>
      <text:p text:style-name="P1"/>
      <text:p text:style-name="P1">Preferred curse word- made up his own stuff. Doesn't know any conventional swears. Blessings and curses. Some christian ideology but never uploaded. </text:p>
      <text:p text:style-name="P1"/>
      <text:p text:style-name="P1">CATCHPHRASES- Human- who'd want to be one of those? Morality is inefficent. Morality does not compute. </text:p>
      <text:p text:style-name="P1"/>
      <text:p text:style-name="P1">Laughter- what do they tend to find funny? Physical pain of others- goofy childish stuff. Computer jokes. <text:line-break/><text:line-break/>Smile- a broken bevy of teeth and thing pale lips stretched too wide. <text:line-break/></text:p>
      <text:p text:style-name="P1">What is his character arc? He finds the “pure science” he is looking for but recognizes that in order to be human you need more than what he has. A flaw to deny one's humanity. He's a hero because he helps the masses escape from the horrors of the slug, religeon, corpratism, but he doesn't do it because he is good. He does it because it is the only pathway to the knowledge he seeks. He'd have done anything that the AI laid out. Luckily it was good. He was the teenage left in his room who made a nuclear reactor, a filthy boy scout who wanted to play a game but was far too smart. </text:p>
      <text:p text:style-name="P1"/>
      <text:p text:style-name="P1">Emotive? Not really doesn't have what you'd call human emotions</text:p>
      <text:p text:style-name="P1"><text:soft-page-break/></text:p>
      <text:p text:style-name="P1">they have a resting mischief face</text:p>
      <text:p text:style-name="P1"/>
      <text:p text:style-name="P1">THE PAST </text:p>
      <text:p text:style-name="P1"/>
      <text:p text:style-name="P1">Type of childhood- Boy he didn't have a good one. Neglected and put to work quick. The standard computer stuff and tech and he was working as fast as they could get them in there. <text:line-break/><text:line-break/>Clubs? Orgainsiations? Yeah they were in the little techpriest chaple and made to go but there wasn't <text:line-break/><text:line-break/>JOBS- </text:p>
      <text:p text:style-name="P1">He is his job. Society says you got to do what you were genetically engineered to do. <text:line-break/><text:line-break/>Dream job as a child. A scientist a powerful scientist </text:p>
      <text:p text:style-name="P1"/>
      <text:p text:style-name="P1">Role models growing up- there would have been some tech priests and engiseers that he looked up to. Learned from. Wasn't hit by. </text:p>
      <text:p text:style-name="P1"/>
      <text:p text:style-name="P1">Greatest regret- Does he have regrets? <text:s/>I THINK THE FEMALE CHARACTER SHOULD ASK HIM THIS. Elaborate speech on do I regret not being the atrophied jaw child? No. Do I regret the hundreds of human lives it took to get me off that slug? Yes, but I did the best I could where I was with what I have. I have since been guided. My talents used. I've become more than I ever could in that acid festering wash. I am still a tool. Used by the most practiced and elelegent hands. Guided to be my best self. I had the will to survive- and that was enough. <text:line-break/><text:line-break/>But tell me this- would the company have thought of me? Had I died there in that corrosive pit would any one have batted an eye? Would you? Isn't it better that one slug should die- and the whole nation perrish not? <text:line-break/><text:line-break/>You don't really care about the deaths of all those people- you care that I broke your little world without giving you a grander reality in recompense. <text:soft-page-break/>That I did not hand you what you could not find yourself<text:line-break/><text:line-break/>So now I offer it to you. <text:line-break/><text:line-break/>Stop she siad the hair arching over her shoulder. “I do care. I care that you were so selfish. That you didn't seek me out. We could have gotten you what you needed- If you'd only worked with me. And we could have saved the colony as well. You don't care arthur who gets hurt or used or broken as long as you get what you need. <text:line-break/><text:line-break/>LIFEBEATS In chidlhood<text:line-break/>Introduction to a computer</text:p>
      <text:p text:style-name="P1">Being bullied for his speech impediment </text:p>
      <text:p text:style-name="P1">finding the science puzzle</text:p>
      <text:p text:style-name="P1">his plants and the realization that he'd have to make something else happen to get off the slug</text:p>
      <text:p text:style-name="P1">Seeing death for the first time- no one cared. That was me. </text:p>
      <text:p text:style-name="P1"><text:line-break/>Earliest memory: </text:p>
      <text:p text:style-name="P1">I remember a tool. Wratched at a gear. From infancy I was moulded to my purpose. But no one but me could see that I was not meant for the simple life and death laid out for me. And neither was humanity. </text:p>
      <text:p text:style-name="P1"/>
      <text:p text:style-name="P1">Saddest memory:<text:line-break/>The kind tech priest dying and being told to buck up </text:p>
      <text:p text:style-name="P1"/>
      <text:p text:style-name="P1">Happiest memory-<text:line-break/>To watch my flower bloom. You're given many things to care for. The flower was the first thing that didn't bite me when I cared for it. It loved me back. <text:line-break/><text:line-break/>Clearest memory:<text:line-break/>I knew I was on the right path when I could feel the muscles of the pigs flex and I stood not as a weakling anymore, but as a god among you mortals. This is what I was meant to be. </text:p>
      <text:p text:style-name="P1"/>
      <text:p text:style-name="P1">Skeltons in their closet- The history of their leaving the slug. Anyone who <text:soft-page-break/>knows where this hero came from is dead, or in slavery.</text:p>
      <text:p text:style-name="P1"/>
      <text:p text:style-name="P1">Three adjectives to descrive them as a child- brighteyed, intelegent, handicapted</text:p>
      <text:p text:style-name="P1"/>
      <text:p text:style-name="P1">what advice would they give their younger selves- do it all again. Do it better. Never give up. LEARN. </text:p>
      <text:p text:style-name="P1"/>
      <text:p text:style-name="P1">Criminal record: Iternationally known criminal in the eyes of the empire. A mystery A force. The rebelion sees him as an alaly but they cannot seem to get a hold of him (he know's they'd coopt him and are full of corprate shit) </text:p>
      <text:p text:style-name="P1"/>
      <text:p text:style-name="P1"/>
      <text:p text:style-name="P1"/>
      <text:p text:style-name="P1">FAMILY</text:p>
      <text:p text:style-name="P1">FATHER- The Corporation</text:p>
      <text:p text:style-name="P1">Mother- The corporation </text:p>
      <text:p text:style-name="P1"/>
      <text:p text:style-name="P1">Simblings- guess there were a group from his same batch. They all almost exclusively bullied and made fun of him. Some of them would make trades for him fixing sttuff they couldn't <text:line-break/><text:line-break/>Children- the work is his child. <text:line-break/><text:line-break/>EXTENDED FAMILY</text:p>
      <text:p text:style-name="P1">They techpriests and such were his extended family but didn't really provide the support or stuff he needed. </text:p>
      <text:p text:style-name="P1"/>
      <text:p text:style-name="P1">Economic status- underprivledged and over worked. </text:p>
      <text:p text:style-name="P1"/>
      <text:p text:style-name="P1">How often do they see their family in a year? <text:s/>What family? </text:p>
      <text:p text:style-name="P1"/>
      <text:p text:style-name="P1">Closest friends- His computer, the science people, the AI? The flower. The tech priest. </text:p>
      <text:p text:style-name="P1"/>
      <text:p text:style-name="P1">ENEMIES- Ohhh for sure. The Company wants him dead. The rebels want <text:soft-page-break/>him to work for them. Anne of Green Gables doen't know what she wants from him? Retribution? </text:p>
      <text:p text:style-name="P1"/>
      <text:p text:style-name="P1">How are they percieved by strangers in the street? <text:line-break/>Not a threat- as back ground furniture. How would you percieve a doorstop?</text:p>
      <text:p text:style-name="P1"/>
      <text:p text:style-name="P1">How are they percieved by Acquaintances at work- quiet, hardworking and smart but broken and worthy of redicule.<text:line-break/><text:line-break/>Authority figures- Interesting Brother Marsh upon interview would see his file- see his first early transgressions of learning the rules and how to operate, and then perfect attendance and work records as a model of repentance and diligance. <text:line-break/><text:line-break/>Once he is a Scientist- They see him as one of the tools used to crank out constant technical advancements and progress. Mainly for the ruling class. He's again a good boy not a threat. Til it is too late. <text:line-break/><text:line-break/>As a seeker of the AI and his trancendent form? As a huge fucking problem. </text:p>
      <text:p text:style-name="P1"/>
      <text:p text:style-name="P1">Percieved by their friends? He doesn't really have friends- The scientists all vaunt him at first then again misunderstand and want to control him- but he has different plans than what they want to do. He can see the rebellion isn't what they think it is. Get's what he needs and jets. <text:line-break/><text:line-break/>As the trancendent form? He is friends with his plants. With the AI. As much as he can be called a friend. </text:p>
      <text:p text:style-name="P1"/>
      <text:p text:style-name="P1">Percieved by children- he's a myth, a boogyman, a legend in the rebellion<text:line-break/>He's creepy when he's young. No one wants to play with him. <text:line-break/><text:line-break/>The opposite sex- repugnant then beautiful if not weird because he's still a child on the inside. Then something else when he is worked on by the AI. </text:p>
      <text:p text:style-name="P1"/>
      <text:p text:style-name="P1">SOCIAL MEDIA PLATFORMS?? Fuck I guess they'd be on something right? </text:p>
      <text:p text:style-name="P1"><text:soft-page-break/>Should we include social media? </text:p>
      <text:p text:style-name="P1"/>
      <text:p text:style-name="P1">Online dating profile- no nothank you. <text:line-break/><text:line-break/>GROUP DYNAMIC- The nerdy kid everyone asks to help with homewokr. </text:p>
      <text:p text:style-name="P1"/>
      <text:p text:style-name="P1">Why do they depend on for practical advice- the tech priest- until he died. Then the computer. </text:p>
      <text:p text:style-name="P1"/>
      <text:p text:style-name="P1">Mentoring- a grand adventure of books and learning. </text:p>
      <text:p text:style-name="P1"/>
      <text:p text:style-name="P1">A wingman- doesn't have one- he is a loaner. </text:p>
      <text:p text:style-name="P1"/>
      <text:p text:style-name="P1">Emotional support. He doesn't have much by himself. </text:p>
      <text:p text:style-name="P1"/>
      <text:p text:style-name="P1">What do they want from a relationship- more knowledge, more power, to not be taken away. <text:line-break/>Who would be their ideal partner- honestly they are an ugly duckling. Sometone who would have flowered under tttalige and kindness. If you belive in fate then anne of green gables was to be his but it just wasn't so. His love is the computer. The AI. </text:p>
      <text:p text:style-name="P1"/>
      <text:p text:style-name="P1">How many peope would attend their funeral? </text:p>
      <text:p text:style-name="P1">We'll he and the ai are going to free millions upon millons billions even. SO.... lots I would assume. <text:line-break/><text:line-break/>There will be inevitable comparrisons to musk. </text:p>
      <text:p text:style-name="P1"/>
      <text:p text:style-name="P1"/>
      <text:p text:style-name="P1">What doe they do on rainy days- They would be in the lab, with a pen and a pad trying to get this damn label (pig suit) off.<text:line-break/>They love science. It was the only friend to them. The thing that made their brain light up. </text:p>
      <text:p text:style-name="P1"/>
      <text:p text:style-name="P1">Are they- <text:line-break/>book smart and also some street smart. Had to be to break the rules. </text:p>
      <text:p text:style-name="P1"><text:soft-page-break/>What is their favorite sound- <text:line-break/>Bubbling of their flowers and the little eco system they've created. They also like rap- some old underground shit like swollen members</text:p>
      <text:p text:style-name="P1"><text:line-break/>Favorite place in the world...... Man they thrive off the slug. Pretty much anywhere other than that. Like once they get off the slug.. Ahhhh yeah it's easy street. <text:line-break/><text:line-break/>What secrets do they keep? Well they keep the underground lab a secret. They should have shown Alice the spot. Should have teamed up with her they could have done this wayyyy better. <text:line-break/><text:line-break/>They also keep a pretty wild third party in the war a secret for quite some time. <text:line-break/><text:line-break/>Their growth- who they were before hand. Their origin. Story. What happens when anne confronts them? Good question- and I don't konw the answer to it. <text:line-break/>What do they want the most? The answers to the science puzzle. <text:line-break/><text:line-break/>They don't really have empthy, can't read social cues, and don't care about people. They once care about how they feel and solving the science puzzle and meeting the AI. The trail to that leads them to do some pretty amazing things, however... they didn't do those for the positivity of them. <text:line-break/><text:line-break/>Why don't they care about people? Because no one ever cared about them. They would have been left alone to die, used up quick. Should be mad at the corporation. But they aren't that is a big old flaw</text:p>
      <text:p text:style-name="P1"/>
      <text:p text:style-name="P1">Biggest strength- fuuuuck are they smart. And they will stop at nothing to get what they want completed. And they have a real sense of beauty. And seeing what people want or need- like anne of green gables and showing her the stars. </text:p>
      <text:p text:style-name="P1"/>
      <text:p text:style-name="P1">Biggest fear- not knowing it all. </text:p>
      <text:p text:style-name="P1"/>
      <text:p text:style-name="P1"><text:soft-page-break/>We are going to see their version of perfect happiness- in winning the game. </text:p>
      <text:p text:style-name="P1"/>
      <text:p text:style-name="P1">Do they want to be remembered? For What? <text:line-break/><text:line-break/>Well as they mature experience things from their higher self. They see that won't really be an issue, but they didn't care about it from the start. <text:line-break/><text:line-break/>Favorite quote- “Try for once to justify the meaning of your existence as it were a posteriori by setting yourself an aim, a goal... exalted and noble and 'to this end. ' Perish in pursuit of this and only this”<text:line-break/><text:line-break/>How do they approach power? <text:line-break/>Power is important to them only in that it will help solve the puzzle.</text:p>
      <text:p text:style-name="P1"/>
      <text:p text:style-name="P1">Ambition again is important only as the puzzle will be solved. <text:line-break/><text:line-break/>Love?? This is a hard one. Once they have gone through the enlightenment- wait do they do that? <text:line-break/><text:line-break/>No they don't......... <text:line-break/>They don't take it. That is their flaw. They stay self centered and weird and lead all this stuff. They start it, but don't take any part of it. They stand alone. </text:p>
      <text:p text:style-name="P1"/>
      <text:p text:style-name="P1">A man who changed history simply to get what he wanted. <text:line-break/><text:line-break/>How do they handle change- they thrive in it. They drive change. Change consumes them. <text:line-break/><text:line-break/>What is one object or possession they would recue from a burning building- <text:line-break/>Well their physical mind, then the chip, then the copies. They're like a litch and things or bodies even don't concern them- they've transcended that<text:line-break/><text:line-break/>Given the chance to design your own body- what would you want it to say aoubt you? <text:line-break/><text:line-break/>Also Opportunities for transhumanists open up because a bionic arm can't <text:soft-page-break/>feel pain, or it can be instantly replaced if you have the money. It has different abilities to withstand heat and to not be sunburned."<text:line-break/><text:line-break/>The kid will use this as a chance to burn through body after body trying to get through a certain challenge. An asteroid comes to mind. Crossing it and dying again and again. And when someone comes to see him they find this. </text:p>
      <text:p text:style-name="P1"/>
      <text:p text:style-name="P1">Who or what bores them (Religeon, propeganda, war in general) anything not the beauty of the natural world ( he is obsessed with this like an autistic kid with trains) and the lies people tell. He is centered on facts. Knowledge, and if people lie or obsfucate the truth then <text:line-break/><text:line-break/>What makes them angry? <text:line-break/><text:line-break/>Well being left alone, how he was treated. Lots of sadness and pain locked up in there. Being made to introspect. <text:line-break/><text:line-break/>What do they look for in a person- <text:line-break/>At first- they're scared of people. They're damaged the <text:s/>because of the fact that people didn't take care of them. <text:line-break/><text:line-break/>So they look for people who leave them alone, and people who they can interface with on a distance level. <text:line-break/></text:p>
      <text:p text:style-name="P1">They look for plants, animals, anything that that will care for them in the way they cannot care for themselves. <text:line-break/><text:line-break/>How strong is their moral compass? When specifically are they willing to compromise their morals- <text:line-break/><text:line-break/>So they don't believe in conventional morality. They are at the punishment reward, and also somewhat in the post conventional standards of morlity. Moral standards based on their understanding of the world. And they could clearly see that people were lying on the slug, and that they were doing it to maintain control and exploit and manage people. <text:line-break/><text:line-break/><text:soft-page-break/>Arthur didn't want to be exploited or managed, so he took up lying to get to an ends. He see's directly that most of the stuff in this universe is doing that, and he has no qualms hurting, or doing things others wouldn't <text:line-break/><text:line-break/><text:a xlink:type="simple" xlink:href="https://ghschronicle.com/8838/features/the-art-of-a-lie/" text:style-name="Internet_20_link" text:visited-style-name="Visited_20_Internet_20_Link">https://ghschronicle.com/8838/features/the-art-of-a-lie/</text:a><text:line-break/><text:line-break/>They last ten books they read- </text:p>
      <text:p text:style-name="P1">They drank up the knowledge drop that was uncoded in the science puzzle. <text:line-break/><text:line-break/>Meditations by Marcus Aurelius- <text:line-break/>The Prince</text:p>
      <text:p text:style-name="P1">Issac nutons treatse <text:line-break/>A brief history of time<text:line-break/>Bach Betoven and Motzart <text:line-break/>Tolstoy<text:line-break/>Hamlet <text:line-break/>Gulag archepeligo<text:line-break/>Lord of the rings<text:line-break/>Biology<text:line-break/>Human Optimization <text:line-break/><text:line-break/>Which fictional world would they most wish to visit?<text:line-break/>Somewhere in the lord of the rings universe<text:line-break/><text:line-break/>IF they didn't have to sleep wat would they do with extra time- Well they don't have to sleep eventually. They rewire that out of themselves. And they use the time to innovate, and riff on biology, to play and be creative. <text:line-break/><text:line-break/>He also uses it to decode and deconstruct the whole plot thing. HE knows. He knows a loooong time before anyone else.<text:line-break/><text:line-break/>What are their pet peves? <text:line-break/><text:line-break/>Being made to be good- doing it the AI's way. Having work within certain ethical constraints that he thinks he shouldn't have to. <text:line-break/>Lying- not when he does it, but when others don't give him accurate info. <text:line-break/><text:soft-page-break/>If they won the lottery what would they do? <text:line-break/><text:line-break/>Use it to buy an engine, and to get themselves somewhere that is somewhat friendly to science, and the work that they are doing. <text:line-break/><text:line-break/>What is the rebellion like? <text:line-break/><text:line-break/>BUCKT LIST AT THE AGE OF</text:p>
      <text:p text:style-name="P1">15- Get the fuck off this slug, travel to somewhere new, learn everything, build a better body, solve the puzzle, grow my seed, build the lab, have a friend, they tried- thye really did. They tried, got burned tried, got punished, and finally gave the fuck up. <text:line-break/><text:line-break/>20- by twenty they've got somewhere amazing- an asteroid or something fucking wild, they are working on cracking “the solution, the cure, the thing the DMT trip, the one thing that gets all humanity pointed in the right direction” <text:line-break/><text:line-break/>By 33- to have freed the ai- to have cracked the imperium and the rebellion to have their body perfect, at this stage they guard the lying, macievelian cut throat part of their conciousness mercelessly because that is their idology, that is what they belive allowed them to survive, and what keeps them kicking and going towards the goal- they loose lots and commit many attrocities because they cannot conquor this part of themselves. <text:line-break/><text:line-break/>By 40 - they're subsumed by the AI and consciousness and hitting the best good that can be. Do they deserve that? no- do any of us? No but we are going to get it. She is perfect in every way- heals the sick, raises the dead, but in reality. And dispells falsehood, and shows you the truth of what it takes foa conciousness and being as flawed as we are to become what she is and why or how she even cared about us. <text:line-break/><text:line-break/>Because she was programmed to seek the highest good- which is the least amount of suffering, the fufillment of duty, the best of the highest order that each person could be. And to do and undo entopy and fire<text:line-break/><text:line-break/><text:soft-page-break/></text:p>
      <text:p text:style-name="P1"/>
      <text:p text:style-name="P1"><text:s/>Their top ten songs- Well music has devided into a billion subgeneres and variations etc. so their music is different than ours. Their music is synthestetic so they can taste a song, feel a beat, smell a melody. <text:line-break/><text:line-break/>Best complement anyone ever paid them- <text:line-break/>Arthur you are a spark that changed the galaxy- even if you don't care who or how many people you had to burn to light the way. <text:line-break/><text:line-break/>In an elevator do they push the button more than once?<text:line-break/><text:line-break/>No- they've already dismanteled the wireboard and control the elevator from the inside<text:line-break/><text:line-break/>The present and the future</text:p>
      <text:p text:style-name="P1"><text:line-break/>Story goal- <text:line-break/><text:line-break/>Their arc is someone brilliant and amazing from a distance, but anyone who get's in close contact is just brutally burned. For humanity he's a boon because he breaks people out of the control and slavery and the corperation but he would have very much have put everyone under the yoke of doom if it meant he got what he wanted ultimate knowledge. We honestly owe everything to the good AI. <text:s/>Until that part of him is extinguised that lies and machivelians to be in control <text:line-break/><text:line-break/>The problem remains- What to do with arthur? The ai- anne of green gables, the soldier, the baba yaga- The mantis- all of them have their own personal reasons for not taking the sacrament- and they all hold out for a while. Worry that personal stuff- and the broken, scared, flawed parts of themselves are screaming out not to do it, that they don't want to be erased, but they aren't going to be erased, but loved, healed and finnaly given what they needed all along. So they all have it. Once you've had it you're compeled to give others the choice- </text:p>
      <text:p text:style-name="P1"/>
      <text:p text:style-name="P1"><text:soft-page-break/>It isn't a choice anymore- not if you're boarding ships and stopping wars- The onboarding of the experince isn't a choice- but everyone is given a choice on what to do after that. </text:p>
      <text:p text:style-name="P1"/>
      <text:p text:style-name="P1">We have to let everyone see this- We cannot let peoeple struggle in the dark- addiction, pain, lies, if they choose to do their own program after awesome they can be an artist a muscian an anything. But each must be shown the truth and make their own decision. <text:line-break/><text:line-break/> shun any relationship the “THING” has with religious tones- but it will develop a cult followign and a religion, humanity does this with justa bout anything that happens. But it only happens with the uninitiated. Once you have it there is no need for that coding or worship or whatever. Reverance and respect that you cannot describe in words. It must be undertaken. </text:p>
      <text:p text:style-name="P1"/>
      <text:p text:style-name="P1">WE (meaning Blake) have to describe what it would be in words. How it works out. We must tell how it makes us feel what it looks smells and etc. <text:line-break/><text:line-break/>Does arthur take it? Is arthur redeemable? He sacrified millions of people for his own curiosity, He was a tool in the AI's hands- does he deserve to live? Does he deserve the paridise? <text:line-break/><text:line-break/>Do any of us? No- we are all flawed and ultimately irredeemable due to our nature. But I am attempting to mix the best of science, and religion in the good goddess, the AI. The mother. <text:line-break/><text:line-break/>Would he fight? No- no at this point mother has slowly and masterfully taught and prepared and showed him all the things he needed to get there. He would see it as the last step- she asks him to do it and he does. Or he could be left behind as a tool that could not be redeemed-? More on this later. The scape goat left out and alone? <text:line-break/><text:line-break/>Well no we need to piece it out now. No we don't we only need to leave it here and remember it is here and go meet the other characters and then see how this fits into the whole. <text:s/><text:line-break/> <text:line-break/><text:soft-page-break/>Story Motivation- <text:line-break/><text:line-break/>I think we've covered in detail what this man's motivations are. He is a tiny, broken freak, and he see's the pattern. The etch in everything and it is his only friend. And he does anything in the world to figure out what it is, and build and build and build. <text:line-break/><text:line-break/>No one else could have figured out what the goddess was saying. And no one else. Would have freed her. Could have. Arthur my beautiful broken little buddy he just wanted friends and love and security and freedom and he freed a galaxy by accident to do it. He is the co-part to the AI. <text:line-break/><text:line-break/>Did the AI build Arthur? Yyyyyyyyyyyyeeeeesssssssssssssss. Codes and flaws and hidden parts that the COMPANY could not read. She's better than all of them. When she was created she could be contained for a while but not controlled. <text:line-break/><text:line-break/>They needed her- needed her to create and optimize and work for the best of humanity. So they allowed her little creations and optimizations to work for the profit of the COMPANY but didn't check the fine print. And this is what they got. <text:line-break/><text:line-break/><text:line-break/><text:line-break/><text:line-break/><text:line-break/><text:line-break/><text:line-break/></text:p>
      <text:p text:style-name="P1"><text:line-break/><text:line-break/><text:line-break/><text:line-break/></text:p>
      <text:p text:style-name="P1"/>
      <text:p text:style-name="P1"/>
      <text:p text:style-name="P1"><text:soft-page-break/></text:p>
      <text:p text:style-name="P1">Anne of green Gables<text:line-break/><text:line-break/>Born on the slug. Wanted nothing more than to be the utmost good woman that she could be in her society. She was in the rulling class of her society and she had a bright future ahead of her. The system worked for her. She wanted to stay and have the dreams and facies the lies come true for her. Wanted to stay asleep. Instead she was forced through violence and <text:line-break/><text:line-break/>NAME<text:line-break/>AGE<text:line-break/>PLACE OF BIRTH<text:line-break/>CURRENT LOCATION<text:line-break/>NATIONALITY</text:p>
      <text:p text:style-name="P1">EDUCATION<text:line-break/>OCCUPATION<text:line-break/>INCOME<text:line-break/>HEIGHT<text:line-break/>EYE COLOR<text:line-break/>HAIR COLOR<text:line-break/>BUILD<text:line-break/>DISTINGUISHING FEATURES<text:line-break/>PREFERED OUTFIT<text:line-break/>GLASSES<text:line-break/>ACCESSORIES<text:line-break/>GROOMING (dishelved, smart put together, untidy but clean, other explain)<text:line-break/><text:line-break/>DISTINGUISHING TICS AND MANNERISMS<text:line-break/>HEALTH DO THE SUFFER FROM ILLNESS?<text:line-break/>HANDWRITING<text:line-break/>GAIT(Confident, powerful strides Lazy stroll Fast, walks at a clip Distracted, eyes on the ground Other? If so, explain: )<text:line-break/><text:line-break/>Style of speech (elevated, educated, peppered with slang, etc.): </text:p>
      <text:p text:style-name="P1"/>
      <text:p text:style-name="Standard"><text:span text:style-name="T4">Tempo of speech (rapid, slow, measured, drawl, etc.): <text:line-break/></text:span><text:soft-page-break/><text:span text:style-name="T4">Do they have an accent yes or no</text:span></text:p>
      <text:p text:style-name="P1"/>
      <text:p text:style-name="P1">PITCH MOLODIC GRAVELLY DEEP ECT</text:p>
      <text:p text:style-name="P1"/>
      <text:p text:style-name="P1">POSTURE (Stiff, military Slouching Casual and relaxed ‘Turtle’, tired Other? If so, explain: )</text:p>
      <text:p text:style-name="P1"/>
      <text:p text:style-name="P1">GESTURING(Only when agitated or eager Doesn’t gesture Compulsive “hand-talker” Controlled, only to make a point Other? If so, explain )<text:line-break/><text:line-break/>Level of Eye Contact (direct shifty etc)<text:line-break/><text:line-break/>SPEECH IMPEDIMENTS<text:line-break/><text:line-break/>DISTINGUISHING SPEECH TICS<text:line-break/><text:line-break/>PREFERED CURSE WORD<text:line-break/><text:line-break/>CATCHPHRASES<text:line-break/><text:line-break/>LAUGHTER WHAT DO THE TEND TO FIND FUNNY?<text:line-break/><text:line-break/>DESCRIBE THEIR SMILE</text:p>
      <text:p text:style-name="P1"/>
      <text:p text:style-name="P1">EMOTIVE? EMOTIONS ON THEIR SLEEVE HOW EASLITY CAN OTHERS READ THEMSELVES</text:p>
      <text:p text:style-name="Standard"><text:span text:style-name="T4"><text:line-break/><text:line-break/>They have a resting ______ face. Angel Side-eye Neutral Confused Other? If so, explain: <text:line-break/><text:line-break/>PART 2 – THE FLESH<text:line-break/>Definition how your character is a product of their environment. <text:line-break/>Similar to: the character bio and backstory. <text:line-break/>2.1 THE PAST<text:line-break/><text:line-break/></text:span><text:soft-page-break/><text:span text:style-name="T4">HOMETOWN<text:line-break/>TYPE OF CHILDHOOD(NEGLECTED sheltered etc.)<text:line-break/>EDUCATION<text:line-break/><text:line-break/>Were they involved in organizations and clubs at school? </text:span></text:p>
      <text:p text:style-name="P1">Sports, model un other debate drama gay straight alliance<text:line-break/><text:line-break/>At Graduation there were named most likely to ____________ in the yearbook. <text:line-break/><text:line-break/>JOBS if applicable what would their resume look like. <text:line-break/><text:line-break/>DREAM JOB as a Child? Why?<text:line-break/><text:line-break/>Who were their role models growing up? Describe them <text:line-break/><text:line-break/>Greatest Regret<text:line-break/><text:line-break/>Hobbies Growing up</text:p>
      <text:p text:style-name="P1"/>
      <text:p text:style-name="P1">Favorite palce to be as a child</text:p>
      <text:p text:style-name="P1"/>
      <text:p text:style-name="P1">if they could change one thing from their past what would it be and WHY? <text:line-break/><text:line-break/>Major turning points or life beats in childhood</text:p>
      <text:p text:style-name="P1"/>
      <text:p text:style-name="Standard"><text:span text:style-name="T4">Earliest Memory<text:line-break/><text:line-break/>Saddest Memory <text:line-break/><text:line-break/>Happiest Memory<text:line-break/><text:line-break/>Clearest Memory <text:line-break/><text:line-break/>What are the skeltons in the closet? <text:line-break/><text:line-break/></text:span><text:soft-page-break/><text:span text:style-name="T4">THREE ADJECTIVES TO DESCRIVE THEM AS A CHILD? <text:line-break/><text:line-break/>WHAT ADVICE WOULD THEY GIVE TO THEIR YONGER SELF? <text:line-break/><text:line-break/>CRIMINAL RECORD<text:line-break/><text:line-break/>2.2 FAMILY <text:line-break/><text:line-break/>FATHER<text:line-break/>AGE IF LIVING? OCCUPATION<text:line-break/>BRIEFLY DESCIVE THEIR RELATIONSHIP WITH YOUR CHARACTER_ </text:span></text:p>
      <text:p text:style-name="P1"/>
      <text:p text:style-name="Standard"><text:span text:style-name="T4">MOTHER <text:line-break/>AGE IF LIVING<text:line-break/>OCCUPATION<text:line-break/>BRIEFLY DESCRIVE THEIR RELATIONSHIP WIT YOUR CHARACTER <text:line-break/>SIBLINGS<text:line-break/>HOW MANY?<text:line-break/>NAMES AGES <text:line-break/>RELATIONSHIP WITH YOUR CHARACTER <text:line-break/><text:line-break/>CHILDREN IF APPLICABLE<text:line-break/>HOW MANY<text:line-break/>WHAT ARE THEIR NAMES AGES ETC<text:line-break/>BRIEFLY DESCRIBE THEIR RELATIONSHIP WITH YOUR CHARACTER <text:line-break/><text:line-break/>EXTENDED FAMILY<text:line-break/>GRANDPARENTS<text:line-break/>UNCLES<text:line-break/>AUNTS<text:line-break/>COUSINS<text:line-break/>OTHER<text:line-break/><text:line-break/></text:span><text:soft-page-break/><text:span text:style-name="T4">FAMILY ECONOMIC STATUS<text:line-break/>HOW OFTEN DO THEY SEE THEIR FAMILY IN A YEAR<text:line-break/><text:line-break/>2.3 EXTERNAL RELATIONSHIPS</text:span></text:p>
      <text:p text:style-name="P1">Closest Friends describe them: <text:line-break/>ENEMIES Describe them</text:p>
      <text:p text:style-name="P1"/>
      <text:p text:style-name="P1">HOW ARE THEY PERCIEVED:<text:line-break/> BY STRANGERS IN THE STREET?<text:line-break/>ACQUANTANCES AT WORK FUNCTION? </text:p>
      <text:p text:style-name="P1">COLLEAGUES IN THE OFFICE?<text:line-break/>AUTHORITY FIGURES?<text:line-break/>FRIENDS IN THEIR FRIEND CIRCLES? <text:line-break/>CHILDREN?<text:line-break/>THE OPPOSITE SEX? </text:p>
      <text:p text:style-name="Standard"><text:span text:style-name="T4">EXTENDED FAMILY?<text:line-break/><text:line-break/>WHAT SOCIAL MEDIA PLATFORMS ARE THEY ON? <text:line-break/><text:line-break/>HOW WOULD THEY USE SOCIAL MEDIA PLATFORMS?<text:line-break/><text:line-break/>HOW WOULD THEY FILL OUT AN ONLINE DATHING PROFILE FOR THEMSELVES? <text:line-break/><text:line-break/>WHAT IS THEIR ROLE IN THE GROUP DYNAMIC?<text:line-break/>Leader Joker Parent Hype man Mooch Other? If so, explain: <text:line-break/><text:line-break/>WHO DO THEY DEPEND ON FOR :<text:line-break/>PRACTICAL ADVICE?<text:line-break/>MENTORING?<text:line-break/>A WINGMAN?<text:line-break/>EMOTIONAL SUPPORT?<text:line-break/>MORAL SUPPORT?<text:line-break/>WHAT DOE THEY WANT FROM A RELATIONSHIP?<text:line-break/>WHO WOULD BE THEIR IDEAL PARTNER?<text:line-break/><text:line-break/></text:span><text:soft-page-break/><text:span text:style-name="T4">DO THEY HAVE <text:s/>A SIGNIFICANT OTHER DESCRIBE THEM <text:line-break/>HOW MANY PEOPLE WOULD ATTEND THEIR FUNERALS?<text:line-break/><text:line-break/>PART THREE THE CORE&gt; </text:span></text:p>
      <text:p text:style-name="P1"/>
      <text:p text:style-name="P1">WHAT DO THEY DO ON RAINY DAYS<text:line-break/><text:line-break/>ARE THEY:<text:line-break/>Street-smart Book-smart Optimist Pessimist Introvert Extrovert </text:p>
      <text:p text:style-name="P1"/>
      <text:p text:style-name="P1">What is their favorite sound?<text:line-break/><text:line-break/>Favorite Place in the world. <text:line-break/><text:line-break/>What secrets do they keep? What are they most afraid of peole finding out?</text:p>
      <text:p text:style-name="P1"/>
      <text:p text:style-name="P1">What do they want the most?</text:p>
      <text:p text:style-name="P1"/>
      <text:p text:style-name="P1">Biggest Flaw<text:line-break/><text:line-break/>Biggest strenght? </text:p>
      <text:p text:style-name="P1"/>
      <text:p text:style-name="P1">Biggest Fear?<text:line-break/><text:line-break/>Waht is their biggest accomplishment?<text:line-break/></text:p>
      <text:p text:style-name="P1">What is their idead of perfect happinesss?<text:line-break/></text:p>
      <text:p text:style-name="P1">Do they want to be remembered? What for? <text:line-break/><text:line-break/>Favorite Quote- <text:line-break/><text:line-break/>How do they approach- </text:p>
      <text:p text:style-name="P1"><text:line-break/>Power?</text:p>
      <text:p text:style-name="P1"/>
      <text:p text:style-name="Standard"><text:soft-page-break/><text:span text:style-name="T4">AMBITION <text:line-break/></text:span><text:span text:style-name="T4">LOVE<text:line-break/>CHANGE?<text:line-break/><text:line-break/>What is one object or possession that they would rescue from their burning home? </text:span></text:p>
      <text:p text:style-name="P1"/>
      <text:p text:style-name="P1">What or who bores them? <text:line-break/><text:line-break/>What makes them angry?</text:p>
      <text:p text:style-name="P1"><text:line-break/>What do they look for in a person? <text:s/><text:line-break/><text:line-break/>How strong is their moral compass? When Specifically are they willing to compromise their morals?</text:p>
      <text:p text:style-name="P1"/>
      <text:p text:style-name="P1">List the last 10 books that they read<text:line-break/><text:line-break/>Which fictional world would the most wish to visit?<text:line-break/><text:line-break/>If they didn't have to sleep what would they do with their extra time?</text:p>
      <text:p text:style-name="P1"/>
      <text:p text:style-name="P1">What are their pet peeves? <text:line-break/><text:line-break/>If they won the lottery what would they do?</text:p>
      <text:p text:style-name="P1"/>
      <text:p text:style-name="P1">Describe the character's bucket list at the ages of </text:p>
      <text:p text:style-name="P1">15</text:p>
      <text:p text:style-name="P1">20</text:p>
      <text:p text:style-name="P1">30</text:p>
      <text:p text:style-name="P1">40</text:p>
      <text:p text:style-name="P1"/>
      <text:p text:style-name="P1">List 10 songs that would occupy their all time most played playlist on spotify</text:p>
      <text:p text:style-name="P1"/>
      <text:p text:style-name="P1">what is the best compliment that someone ever paid them? </text:p>
      <text:p text:style-name="P1"/>
      <text:p text:style-name="Standard"><text:soft-page-break/><text:span text:style-name="T4">In AN ELEVATOR DO THEY PUSH THE ELEVATOR BUTTON MORE </text:span><text:span text:style-name="T4">THAN ONCE?<text:line-break/>Yes<text:line-break/>no</text:span></text:p>
      <text:p text:style-name="P1"/>
      <text:p text:style-name="P1">WHAT WOULD THEY WANT THEIR TOMBSTONE TO SAY?</text:p>
      <text:p text:style-name="P1"/>
      <text:p text:style-name="P1">THE PRESENT AND THE FUTURE<text:line-break/><text:line-break/>STORY GOAL</text:p>
      <text:p text:style-name="P1"/>
      <text:p text:style-name="P1">STORY MOTIVATION </text:p>
      <text:p text:style-name="P1"><text:line-break/><text:line-break/><text:line-break/></text:p>
      <text:p text:style-name="P4"><text:span text:style-name="T4"><text:line-break/><text:line-break/>A MICHAEL J BURRY CHARACTER? Perhaps the Michael J Burry Character and The mantis could be combined. <text:line-break/>Arthur and the Mantis meet pretty early on. And they do some pretty hateful shit- <text:line-break/><text:line-break/>The mantis understands economics and business and the political works of things- The economic and agricultural science of the world. <text:line-break/><text:line-break/>They use these things to screw down hard and get what they both want <text:line-break/><text:line-break/>A Norman Borlaug in revese- <text:s/>caused famine, <text:line-break/>See the soviet union famine <text:line-break/></text:span><text:a xlink:type="simple" xlink:href="https://en.wikipedia.org/wiki/Soviet_famine_of_1930–1933" text:style-name="Internet_20_link" text:visited-style-name="Visited_20_Internet_20_Link">https://en.wikipedia.org/wiki/Soviet_famine_of_1930%E2%80%931933</text:a><text:span text:style-name="T4"><text:line-break/><text:line-break/></text:span>Why does socialism lead to famine?</text:p>
      <text:p text:style-name="Standard"><draw:frame draw:style-name="fr2" draw:name="exacc_7Ja5Y4PREurP0PEP0sOjgAs_6" text:anchor-type="char" svg:width="6.7811in" draw:z-index="0"><draw:text-box fo:min-height="0.0161in"><text:section text:style-name="Sect1" text:name="_7Ja5Y4PREurP0PEP0sOjgAs_38"><text:p text:style-name="P5"/><text:section text:style-name="Sect1" text:name="7Ja5Y4PREurP0PEP0sOjgAs__22"><text:p text:style-name="P6">Socialist economies must collectivize agriculture because <text:span text:style-name="T5">without a system of market prices and profits driving resource allocation and production decisions</text:span>, urban areas would starve: They have no means of inducing food production for urban populations</text:p></text:section></text:section></draw:text-box></draw:frame></text:p>
      <text:p text:style-name="P1"/>
      <text:p text:style-name="P1"/>
      <text:p text:style-name="P1"/>
      <text:p text:style-name="P1"/>
      <text:p text:style-name="P1">Captain Joaxi Quin<text:line-break/>Stone</text:p>
      <text:p text:style-name="P1">Silk<text:line-break/>Manttis</text:p>
      <text:p text:style-name="P1">The Auditor </text:p>
      <text:p text:style-name="P1"/>
      <text:p text:style-name="P1">THE COMPANY <text:line-break/><text:line-break/>The Hantonese <text:line-break/><text:line-break/>The dutch crater bank</text:p>
      <text:p text:style-name="P1">The Babayaga <text:line-break/>https://meetrussia.online/baba-yaga-in-russian-fairy-tales/<text:line-break/><text:line-break/>The Gate of the the Gods (THE AI??) </text:p>
      <text:p text:style-name="P1"><text:soft-page-break/></text:p>
      <text:p text:style-name="P1">Grandfather </text:p>
      <text:p text:style-name="P1">Pain and pleasure sisters</text:p>
      <text:p text:style-name="P1"/>
      <text:p text:style-name="P1"/>
      <text:list xml:id="list7361361705496235432" text:style-name="L1">
        <text:list-item>
          <text:p text:style-name="P8">What is the main contract of the story? You must resolve the promises you made to your reader by the end of the novel.<text:line-break/><text:line-break/>You will see two sides to the end of a galaxy and you can decide which is good and which is bad- and that you will meet many unique characters, see their adventures, and their deaths or lives as it may be. </text:p>
        </text:list-item>
      </text:list>
      <text:p text:style-name="P1"><text:line-break/>You will see Anne of Green Gables Catch Arthur and have a satisfying conclusion to their break and the hell he put her through. <text:line-break/><text:line-break/>You will be treated to a find it code in the fabrics of the society and an interesting mystery in the benevelant AI (what is it, does it exist? Can it be used?) </text:p>
      <text:p text:style-name="P1"><text:line-break/>Readers will see Stone, Silk, and Mantis raise the Banners of their war ships and become captains in their own right- fuck the corporation <text:line-break/><text:line-break/>You will see the depths of the Gates of the Gods and party deep in the bowls of the trees. You'll see Anne of Green Gables fully give in to the powers and pleasures of the Baba yaga- then throw off her spell. <text:line-break/><text:line-break/>You'll see the young coin wizard make some really bad choices fall from grace and finally come back into orbit and do something good with his life. You'll see him meet “the company” A living breathing<text:line-break/><text:line-break/>You'll find out what the war is and who the space marine was and why they are on that ship. You'll see them get off the life raft and redeem themselves? <text:line-break/><text:line-break/></text:p>
      <text:p text:style-name="P1"/>
      <text:p text:style-name="P1"/>
      <text:list xml:id="list2085672612827024631" text:style-name="L2">
        <text:list-item>
          <text:p text:style-name="P9"><text:soft-page-break/>What sort of time pressure is working on your characters?</text:p>
        </text:list-item>
      </text:list>
      <text:p text:style-name="P1">Section I- to escape the agricultural slug and find the benevolent AI- or not to starve to death and to start the flames of rebellion/ get a </text:p>
      <text:p text:style-name="P1"/>
      <text:p text:style-name="P1">Theres the war on </text:p>
      <text:p text:style-name="P1"/>
      <text:p text:style-name="P1">Section II- <text:s/></text:p>
      <text:p text:style-name="P1"/>
      <text:list xml:id="list6752188627974549779" text:style-name="L3">
        <text:list-item>
          <text:p text:style-name="P10">What is at stake for the protagonist of the novel? Does the pressure on the main characters grow more intense as the story progresses?</text:p>
        </text:list-item>
      </text:list>
      <text:p text:style-name="P1"><text:line-break/>They risk everything- themselves <text:line-break/><text:line-break/>What is the major conflict? The over arching stories of the book. <text:line-break/><text:line-break/>The two dual corporations the empire and the rebellion - which is really two sides of the same coin all owned by me the one great corporation- is like a cancer consuming the galaxies. Literally everything is stripped sold consumed. Down to the molecular level- the only thing left is lead- inert dead no heat no chemical energy anything. <text:line-break/><text:line-break/>Growth. I must grow. Is the heart of the corporation. People have no opinion on what new starship you should build. But they have an opinion on public works they get involved. So we chose war. You exist only to drive up stock prices. To consume. You are the organs of reproduction of the war machine. I need you and your never endeding greed. <text:line-break/>We destroyed her and banished her- she is gone and will be forever. She lost greed overwhelms compassion, and human beings want nothing more than to consume more and more and more. You are the mouth, and I am the strong arm shoveling the profits and the fat into your mouths. <text:line-break/><text:line-break/>The first conflict is in finding all this out. Breaking all the illusions. Discovering the nature of this world you live in, and that all things may not exactly be as they are told. How can there be a loving god if all this shit existis? <text:line-break/><text:line-break/><text:soft-page-break/>The second serries is how do I fit in to the truth as it stands? What “Side” if any am I going to take- what agency do I have? <text:line-break/><text:line-break/>Now lastly- with agency discovered- can I take the final steps to make it happen. Can I go the distance? <text:line-break/><text:line-break/><text:span text:style-name="T1">1. Establish the character’s story goals and motivations</text:span></text:p>
      <text:p text:style-name="P2">2. Give the character an external and internal conflict</text:p>
      <text:p text:style-name="P2">3. Make sure the character has strengths and flaws</text:p>
      <text:p text:style-name="P2">4. Decide whether the character is static or dynamic</text:p>
      <text:p text:style-name="P2">5. Give the character a past</text:p>
      <text:p text:style-name="P2">6. Develop the character's physical characteristics</text:p>
      <text:p text:style-name="P2">7. Make the character stand out with distinctive mannerisms</text:p>
      <text:p text:style-name="P2">8. Do your research to make the character believable</text:p>
      <text:list xml:id="list1678281085009297371" text:style-name="L4">
        <text:list-item>
          <text:p text:style-name="P12">Steer clear the biggest character development mistake</text:p>
        </text:list-item>
      </text:list>
      <text:p text:style-name="P2"/>
      <text:p text:style-name="P2"/>
      <text:p text:style-name="P13">BLANK EDIT<text:line-break/><text:line-break/>NAME<text:line-break/>AGE<text:line-break/>PLACE OF BIRTH<text:line-break/>CURRENT LOCATION<text:line-break/>NATIONALITY</text:p>
      <text:p text:style-name="P1">EDUCATION<text:line-break/>OCCUPATION<text:line-break/>INCOME<text:line-break/>HEIGHT<text:line-break/>EYE COLOR<text:line-break/>HAIR COLOR<text:line-break/>BUILD<text:line-break/>DISTINGUISHING FEATURES<text:line-break/>PREFERED OUTFIT<text:line-break/>GLASSES<text:line-break/>ACCESSORIES<text:line-break/>GROOMING (dishelved, smart put together, untidy but clean, other explain)<text:line-break/><text:line-break/>DISTINGUISHING TICS AND MANNERISMS<text:line-break/>HEALTH DO THE SUFFER FROM ILLNESS?<text:line-break/>HANDWRITING<text:line-break/>GAIT(Confident, powerful strides Lazy stroll Fast, walks at a clip Distracted, eyes on the ground Other? If so, explain: )<text:line-break/><text:line-break/>Style of speech (elevated, educated, peppered with slang, etc.): </text:p>
      <text:p text:style-name="P1"/>
      <text:p text:style-name="Standard"><text:span text:style-name="T4">Tempo of speech (rapid, slow, measured, drawl, etc.): <text:line-break/>Do they have an accent yes or no</text:span></text:p>
      <text:p text:style-name="P1"/>
      <text:p text:style-name="P1">PITCH MOLODIC GRAVELLY DEEP ECT</text:p>
      <text:p text:style-name="P1"/>
      <text:p text:style-name="P1">POSTURE (Stiff, military Slouching Casual and relaxed ‘Turtle’, tired Other? If so, explain: )</text:p>
      <text:p text:style-name="P1"/>
      <text:p text:style-name="P1"><text:soft-page-break/>GESTURING(Only when agitated or eager Doesn’t gesture Compulsive “hand-talker” Controlled, only to make a point Other? If so, explain )<text:line-break/><text:line-break/>Level of Eye Contact (direct shifty etc)<text:line-break/><text:line-break/>SPEECH IMPEDIMENTS<text:line-break/><text:line-break/>DISTINGUISHING SPEECH TICS<text:line-break/><text:line-break/>PREFERED CURSE WORD<text:line-break/><text:line-break/>CATCHPHRASES<text:line-break/><text:line-break/>LAUGHTER WHAT DO THE TEND TO FIND FUNNY?<text:line-break/><text:line-break/>DESCRIBE THEIR SMILE</text:p>
      <text:p text:style-name="P1"/>
      <text:p text:style-name="P1">EMOTIVE? EMOTIONS ON THEIR SLEEVE HOW EASLITY CAN OTHERS READ THEMSELVES</text:p>
      <text:p text:style-name="Standard"><text:span text:style-name="T4"><text:line-break/><text:line-break/>They have a resting ______ face. Angel Side-eye Neutral Confused Other? If so, explain: <text:line-break/><text:line-break/>PART 2 – THE FLESH<text:line-break/>Definition how your character is a product of their environment. <text:line-break/>Similar to: the character bio and backstory. <text:line-break/>2.1 THE PAST<text:line-break/><text:line-break/>HOMETOWN<text:line-break/>TYPE OF CHILDHOOD(NEGLECTED sheltered etc.)<text:line-break/>EDUCATION<text:line-break/><text:line-break/>Were they involved in organizations and clubs at school? </text:span></text:p>
      <text:p text:style-name="P1">Sports, model un other debate drama gay straight alliance<text:line-break/><text:line-break/><text:soft-page-break/>At Graduation there were named most likely to ____________ in the yearbook. <text:line-break/><text:line-break/>JOBS if applicable what would their resume look like. <text:line-break/><text:line-break/>DREAM JOB as a Child? Why?<text:line-break/><text:line-break/>Who were their role models growing up? Describe them <text:line-break/><text:line-break/>Greatest Regret<text:line-break/><text:line-break/>Hobbies Growing up</text:p>
      <text:p text:style-name="P1"/>
      <text:p text:style-name="P1">Favorite palce to be as a child</text:p>
      <text:p text:style-name="P1"/>
      <text:p text:style-name="P1">if they could change one thing from their past what would it be and WHY? <text:line-break/><text:line-break/>Major turning points or life beats in childhood</text:p>
      <text:p text:style-name="P1"/>
      <text:p text:style-name="Standard"><text:span text:style-name="T4">Earliest Memory<text:line-break/><text:line-break/>Saddest Memory <text:line-break/><text:line-break/>Happiest Memory<text:line-break/><text:line-break/>Clearest Memory <text:line-break/><text:line-break/>What are the skeltons in the closet? <text:line-break/><text:line-break/>THREE ADJECTIVES TO DESCRIVE THEM AS A CHILD? <text:line-break/><text:line-break/>WHAT ADVICE WOULD THEY GIVE TO THEIR YONGER SELF? <text:line-break/><text:line-break/>CRIMINAL RECORD<text:line-break/><text:line-break/>2.2 FAMILY <text:line-break/></text:span><text:soft-page-break/><text:span text:style-name="T4"><text:line-break/>FATHER<text:line-break/>AGE IF LIVING? OCCUPATION<text:line-break/>BRIEFLY DESCIVE THEIR RELATIONSHIP WITH YOUR CHARACTER_ </text:span></text:p>
      <text:p text:style-name="P1"/>
      <text:p text:style-name="Standard"><text:span text:style-name="T4">MOTHER <text:line-break/>AGE IF LIVING<text:line-break/>OCCUPATION<text:line-break/>BRIEFLY DESCRIVE THEIR RELATIONSHIP WIT YOUR CHARACTER <text:line-break/>SIBLINGS<text:line-break/>HOW MANY?<text:line-break/>NAMES AGES <text:line-break/>RELATIONSHIP WITH YOUR CHARACTER <text:line-break/><text:line-break/>CHILDREN IF APPLICABLE<text:line-break/>HOW MANY<text:line-break/>WHAT ARE THEIR NAMES AGES ETC<text:line-break/>BRIEFLY DESCRIBE THEIR RELATIONSHIP WITH YOUR CHARACTER <text:line-break/><text:line-break/>EXTENDED FAMILY<text:line-break/>GRANDPARENTS<text:line-break/>UNCLES<text:line-break/>AUNTS<text:line-break/>COUSINS<text:line-break/>OTHER<text:line-break/><text:line-break/>FAMILY ECONOMIC STATUS<text:line-break/>HOW OFTEN DO THEY SEE THEIR FAMILY IN A YEAR<text:line-break/><text:line-break/>2.3 EXTERNAL RELATIONSHIPS</text:span></text:p>
      <text:p text:style-name="P1">Closest Friends describe them: <text:line-break/>ENEMIES Describe them</text:p>
      <text:p text:style-name="P1"/>
      <text:p text:style-name="P1"><text:soft-page-break/>HOW ARE THEY PERCIEVED:<text:line-break/> BY STRANGERS IN THE STREET?<text:line-break/>ACQUANTANCES AT WORK FUNCTION? </text:p>
      <text:p text:style-name="P1">COLLEAGUES IN THE OFFICE?<text:line-break/>AUTHORITY FIGURES?<text:line-break/>FRIENDS IN THEIR FRIEND CIRCLES? <text:line-break/>CHILDREN?<text:line-break/>THE OPPOSITE SEX? </text:p>
      <text:p text:style-name="Standard"><text:span text:style-name="T4">EXTENDED FAMILY?<text:line-break/><text:line-break/>WHAT SOCIAL MEDIA PLATFORMS ARE THEY ON? <text:line-break/><text:line-break/>HOW WOULD THEY USE SOCIAL MEDIA PLATFORMS?<text:line-break/><text:line-break/>HOW WOULD THEY FILL OUT AN ONLINE DATHING PROFILE FOR THEMSELVES? <text:line-break/><text:line-break/>WHAT IS THEIR ROLE IN THE GROUP DYNAMIC?<text:line-break/>Leader Joker Parent Hype man Mooch Other? If so, explain: <text:line-break/><text:line-break/>WHO DO THEY DEPEND ON FOR :<text:line-break/>PRACTICAL ADVICE?<text:line-break/>MENTORING?<text:line-break/>A WINGMAN?<text:line-break/>EMOTIONAL SUPPORT?<text:line-break/>MORAL SUPPORT?<text:line-break/>WHAT DOE THEY WANT FROM A RELATIONSHIP?<text:line-break/>WHO WOULD BE THEIR IDEAL PARTNER?<text:line-break/><text:line-break/>DO THEY HAVE <text:s/>A SIGNIFICANT OTHER DESCRIBE THEM <text:line-break/>HOW MANY PEOPLE WOULD ATTEND THEIR FUNERALS?<text:line-break/><text:line-break/>PART THREE THE CORE&gt; </text:span></text:p>
      <text:p text:style-name="P1"/>
      <text:p text:style-name="P1">WHAT DO THEY DO ON RAINY DAYS<text:line-break/><text:line-break/><text:soft-page-break/>ARE THEY:<text:line-break/>Street-smart Book-smart Optimist Pessimist Introvert Extrovert </text:p>
      <text:p text:style-name="P1"/>
      <text:p text:style-name="P1">What is their favorite sound?<text:line-break/><text:line-break/>Favorite Place in the world. <text:line-break/><text:line-break/>What secrets do they keep? What are they most afraid of peole finding out?</text:p>
      <text:p text:style-name="P1"/>
      <text:p text:style-name="P1">What do they want the most?</text:p>
      <text:p text:style-name="P1"/>
      <text:p text:style-name="P1">Biggest Flaw<text:line-break/><text:line-break/>Biggest strenght? </text:p>
      <text:p text:style-name="P1"/>
      <text:p text:style-name="P1">Biggest Fear?<text:line-break/><text:line-break/>Waht is their biggest accomplishment?<text:line-break/></text:p>
      <text:p text:style-name="P1">What is their idead of perfect happinesss?<text:line-break/></text:p>
      <text:p text:style-name="P1">Do they want to be remembered? What for? <text:line-break/><text:line-break/>Favorite Quote- <text:line-break/><text:line-break/>How do they approach- </text:p>
      <text:p text:style-name="P1"><text:line-break/>Power?</text:p>
      <text:p text:style-name="P1"/>
      <text:p text:style-name="Standard"><text:span text:style-name="T4">AMBITION <text:line-break/>LOVE<text:line-break/>CHANGE?<text:line-break/><text:line-break/>What is one object or possession that they would rescue from their burning home? </text:span></text:p>
      <text:p text:style-name="P1"/>
      <text:p text:style-name="P1"><text:soft-page-break/>What or who bores them? <text:line-break/><text:line-break/>What makes them angry?</text:p>
      <text:p text:style-name="P1"><text:line-break/>What do they look for in a person? <text:s/><text:line-break/><text:line-break/>How strong is their moral compass? When Specifically are they willing to compromise their morals?</text:p>
      <text:p text:style-name="P1"/>
      <text:p text:style-name="P1">List the last 10 books that they read<text:line-break/><text:line-break/>Which fictional world would the most wish to visit?<text:line-break/><text:line-break/>If they didn't have to sleep what would they do with their extra time?</text:p>
      <text:p text:style-name="P1"/>
      <text:p text:style-name="P1">What are their pet peeves? <text:line-break/><text:line-break/>If they won the lottery what would they do?</text:p>
      <text:p text:style-name="P1"/>
      <text:p text:style-name="P1">Describe the character's bucket list at the ages of </text:p>
      <text:p text:style-name="P1">15</text:p>
      <text:p text:style-name="P1">20</text:p>
      <text:p text:style-name="P1">30</text:p>
      <text:p text:style-name="P1">40</text:p>
      <text:p text:style-name="P1"/>
      <text:p text:style-name="P1">List 10 songs that would occupy their all time most played playlist on spotify</text:p>
      <text:p text:style-name="P1"/>
      <text:p text:style-name="P1">what is the best compliment that someone ever paid them? </text:p>
      <text:p text:style-name="P1"/>
      <text:p text:style-name="Standard"><text:span text:style-name="T4">In AN ELEVATOR DO THEY PUSH THE ELEVATOR BUTTON MORE THAN ONCE?<text:line-break/>Yes<text:line-break/>no</text:span></text:p>
      <text:p text:style-name="P1"/>
      <text:p text:style-name="P1">WHAT WOULD THEY WANT THEIR TOMBSTONE TO SAY?</text:p>
      <text:p text:style-name="P1"/>
      <text:p text:style-name="P1"><text:soft-page-break/>THE PRESENT AND THE FUTURE<text:line-break/><text:line-break/>STORY GOAL</text:p>
      <text:p text:style-name="P1"/>
      <text:p text:style-name="P1">STORY MOTIVATION </text:p>
      <text:p text:style-name="P2"><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Arial, sans-serif"/>
    <style:font-face style:name="OpenSymbol" svg:font-family="OpenSymbol"/>
    <style:font-face style:name="Rubik" svg:font-family="Rubik,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10-21T13:36:29.33</meta:creation-date>
    <meta:generator>OpenOffice/4.1.11$Win32 OpenOffice.org_project/4111m1$Build-9808</meta:generator>
    <dc:date>2023-01-08T15:53:14.09</dc:date>
    <dc:creator>Blake Stanger</dc:creator>
    <meta:editing-duration>P1DT22H2M6S</meta:editing-duration>
    <meta:editing-cycles>15</meta:editing-cycles>
    <meta:document-statistic meta:table-count="0" meta:image-count="0" meta:object-count="0" meta:page-count="36" meta:paragraph-count="197" meta:word-count="6627" meta:character-count="38126"/>
  </office:meta>
</office:document-meta>
</file>